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Linux Commands General Format</text:p>
      <text:p text:style-name="Standard">(1Create a file for writing with comments inside.</text:p>
      <text:p text:style-name="Standard">(2Start writing comments.</text:p>
      <text:p text:style-name="Standard">a-<text:tab/>Write a comment (cd .. ) Then (pwd) Then (cd etc) Then (ls( Review what's<text:s/>inside etc Also too var ,bool,and home But without (etc).</text:p>
      <text:p text:style-name="Standard">b-<text:tab/>Write a comment (df) (short for disk free), is used to display information related to file systems about total space and available space .</text:p>
      <text:p text:style-name="Standard">c-<text:tab/>- Write a comment (df -h) To display temporary file swap file.</text:p>
      <text:p text:style-name="Standard">d-<text:tab/>What are the physical device names as well as the mount points (directory names where file systems are mounted) for the file systems on your system? Remove files and directories_______________</text:p>
      <text:p text:style-name="Standard">To process directories within a file system, we use the following commands:</text:p>
      <text:p text:style-name="Standard">mkdir newdir ( creates a new directory called newdir)</text:p>
      <text:p text:style-name="Standard">cd newdir (changes your position to newdir )</text:p>
      <text:p text:style-name="Standard">rmdir newdir ( removes directory new directory only if newdir is empty)</text:p>
      <text:p text:style-name="Standard">rm –rf newdir ( removes non-empty or empty directory newdir)</text:p>
      <text:p text:style-name="Standard">pwd (displays present working directory)</text:p>
      <text:p text:style-name="Standard"/>
      <text:p text:style-name="Standard"/>
      <text:p text:style-name="Standard">ommands used to create mytree in order:</text:p>
      <text:p text:style-name="Standard">1-clear</text:p>
      <text:p text:style-name="Standard">2-cd</text:p>
      <text:p text:style-name="Standard">3-clear</text:p>
      <text:p text:style-name="Standard">// To start over</text:p>
      <text:p text:style-name="Standard">4-mkdir lab3</text:p>
      <text:p text:style-name="Standard">5-cd lab3</text:p>
      <text:p text:style-name="Standard">6-script lab03</text:p>
      <text:p text:style-name="Standard">7-uname –a</text:p>
      <text:p text:style-name="Standard">8-df –h</text:p>
      <text:p text:style-name="Standard">9-df –h | grep –v loop</text:p>
      <text:p text:style-name="Standard">10-Mkdir newdir</text:p>
      <text:p text:style-name="Standard">11-cd newdir</text:p>
      <text:p text:style-name="Standard">12-cd ..</text:p>
      <text:p text:style-name="Standard">13-rmdir<text:s/>newdir</text:p>
      <text:p text:style-name="Standard">14-mkdir –p newdir/file</text:p>
      <text:p text:style-name="Standard">15- emdir –rf newdir</text:p>
      <text:p text:style-name="Standard">16-pwd</text:p>
      <text:p text:style-name="Standard">17- mkdir mytree</text:p>
      <text:p text:style-name="Standard">18-cd mytrer</text:p>
      <text:p text:style-name="Standard">19-mkdir dir1</text:p>
      <text:p text:style-name="Standard">20-mkdir dir2</text:p>
      <text:p text:style-name="Standard">21-mkdir dir3</text:p>
      <text:p text:style-name="Standard">22-cd dir1</text:p>
      <text:p text:style-name="Standard">23-mkdir dir4</text:p>
      <text:p text:style-name="Standard">24-mkdir dir5</text:p>
      <text:p text:style-name="Standard">25-cd dir5</text:p>
      <text:p text:style-name="Standard">26- mkdir dir6</text:p>
      <text:p text:style-name="Standard">27-vi file.txt</text:p>
      <text:p text:style-name="Standard">e-<text:tab/>Write a comment (ls –R mytree) To display your tree</text:p>
      <text:soft-page-break/>
      <text:p text:style-name="Standard">f-<text:tab/>Remove the sub tree mytree created in the previous section ( rm –rf mytree ) Now try creating the whole tree again using relative paths from your home directory (i.e. you are not allowed to use the cd command to create any parts of the tree)</text:p>
      <text:p text:style-name="Standard">1-rm –ef lab3</text:p>
      <text:p text:style-name="Standard">2-mkdir lab3</text:p>
      <text:p text:style-name="Standard">3- mkdir lab3/mytree</text:p>
      <text:p text:style-name="Standard">4- mkdir lab3/mytree/dir1 <text:s/>mkdir lab3/mytree/dir2 <text:s/>mkdir lab3/mytree/dir3</text:p>
      <text:p text:style-name="Standard">5- mkdir lab3/mytree/dir1/dir4 <text:s/>mkdir lab3/mytree/dir1/dir5</text:p>
      <text:p text:style-name="Standard">6- mkdir lab3/mytree/dir1/dir/5/dir6</text:p>
      <text:p text:style-name="Standard">7-touch mkdir<text:s/>lab3/mytree/dir1/dir5/file1.tx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g-<text:tab/>Write a comment (cd <text:s/>/dev)</text:p>
      <text:p text:style-name="Standard">1-<text:tab/>Character device files: which are used to read and write from/to devices one character at a time (e.g. keyboard device files). These are identified with the character c when we list them with the ls –al command.</text:p>
      <text:p text:style-name="Standard">2-<text:tab/><text:s/>2- Block device files: which are used to read and write from/to devices one block at a time (e.g. disk device files). ). These are identified with the character b when we list them with the ls –al command.</text:p>
      <text:p text:style-name="Standard">h-<text:tab/>Run the command ls –al on the /dev directory. List three character device files and three block device files.</text:p>
      <text:p text:style-name="Standard">1-cd /dev</text:p>
      <text:p text:style-name="Standard">2-ls –al</text:p>
      <text:p text:style-name="Standard">3-ls –ttys9</text:p>
      <text:p text:style-name="Standard">3-<text:tab/>ls –ttys8</text:p>
      <text:p text:style-name="Standard">4-<text:tab/>ls –ttys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text:tab/>Write a comment (ls -ali) It takes out an id for the file.</text:p>
      <text:soft-page-break/>
      <text:p text:style-name="Standard">j-<text:tab/></text:p>
      <text:p text:style-name="Standard">1- Not allowed on<text:s/>directories Try the command: ln mydir dirhlink What was the result? _ Create hard and symbolic links____________.</text:p>
      <text:p text:style-name="Standard">2- Not allowed across different devices (file systems) Try the command: ln /etc/passwd passwdhlink What was the result? I created a symlink called user_details inside the /var folder and the user_details point to the /etc/passwd file. Now when you access the /var/user_details file, you actually access the /etc/passwd file_. Those limitations are solved using a different type of links called symbolic (soft) links. To create a symbolic link simply use the option (-s) with the ln command. Try the following commands and see what happens:</text:p>
      <text:p text:style-name="Standard">rm filehlink --- Remove files and directories</text:p>
      <text:p text:style-name="Standard">ln -s original fileslink--- Create a file with the same file and the same id and the two write the same thing inside them</text:p>
      <text:p text:style-name="Standard"><text:s/>ls –ali (what are the differences between original and fileslink properties?) _ There is a file for each file id it shows the number for any file__.</text:p>
      <text:p text:style-name="Standard">ln –s mydir dirslink (what happened now?) _ Create a locked file___________.</text:p>
      <text:p text:style-name="Standard">ln –s /etc/passwd passwdslink (what happened now?) _ <text:s/>I created a symlink called user_details inside the /var folder and the user_details point to the /etc/passwd file. Now when you access the /var/user_details file, you actually access the /etc/passwd file.</text:p>
      <text:p text:style-name="Standard"><text:s/>k-<text:tab/>Now go back to the tree you created earlier (mytree) and add the links shown below:</text:p>
      <text:p text:style-name="Standard">What commands did you use:</text:p>
      <text:p text:style-name="Standard">1-cd lab3</text:p>
      <text:p text:style-name="Standard">2-cd mytree</text:p>
      <text:p text:style-name="Standard">3-cd dir3</text:p>
      <text:p text:style-name="Standard">4-ln –s file1 symbolic-file1link</text:p>
      <text:p text:style-name="Standard">5-cd ..</text:p>
      <text:p text:style-name="Standard">6-cd dir1</text:p>
      <text:p text:style-name="Standard">7- cd dir5</text:p>
      <text:p text:style-name="Standard">8- ln –s dir3 symbolic-dir3link</text:p>
      <text:p text:style-name="Standard">9-ls –ali</text:p>
      <text:p text:style-name="Standard">3) Exit to save all lab worker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ohammad Abo khalid</dc:creator>
    <meta:creation-date>2020-10-04T18:25:00Z</meta:creation-date>
    <dc:date>2021-02-02T14:14:00Z</dc:date>
    <meta:template xlink:href="Normal" xlink:type="simple"/>
    <meta:editing-cycles>3</meta:editing-cycles>
    <meta:editing-duration>PT24180S</meta:editing-duration>
    <meta:document-statistic meta:page-count="3" meta:paragraph-count="8" meta:word-count="641" meta:character-count="4293" meta:row-count="30" meta:non-whitespace-character-count="3660"/>
  </office:meta>
</office:document-meta>
</file>